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4c18b"/>
    </style:style>
    <style:style style:name="P2" style:family="paragraph" style:parent-style-name="Standard">
      <style:text-properties fo:font-weight="bold" officeooo:rsid="00202bcb" officeooo:paragraph-rsid="00202bcb" style:font-weight-asian="bold" style:font-weight-complex="bold"/>
    </style:style>
    <style:style style:name="P3" style:family="paragraph" style:parent-style-name="Standard">
      <style:text-properties fo:font-weight="bold" officeooo:rsid="0028c21e" officeooo:paragraph-rsid="0028c21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2745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U3L8 German <text:tab/><text:tab/><text:tab/><text:tab/><text:tab/><text:tab/><text:tab/><text:tab/><text:tab/><text:tab/></text:span><text:span text:style-name="Emphasis"><text:span text:style-name="T2">ß ä ë ï ö ü</text:span></text:span> </text:p>
      <text:p text:style-name="P2"/>
      <text:p text:style-name="P2"/>
      <text:p text:style-name="P3">um<text:tab/><text:tab/><text:span text:style-name="T1">around</text:span></text:p>
      <text:p text:style-name="P3">für<text:tab/><text:tab/><text:span text:style-name="T1">for</text:span></text:p>
      <text:p text:style-name="P3">durch<text:tab/><text:tab/><text:span text:style-name="T1">through</text:span></text:p>
      <text:p text:style-name="P3">ohne<text:tab/><text:tab/><text:span text:style-name="T1">without</text:span></text:p>
      <text:p text:style-name="P3">gegen<text:tab/><text:tab/><text:span text:style-name="T1">against/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5-09T11:15:19.881277701</dc:date>
    <meta:editing-duration>PT1H15M31S</meta:editing-duration>
    <meta:editing-cycles>16</meta:editing-cycles>
    <meta:generator>LibreOffice/4.4.7.2$Linux_X86_64 LibreOffice_project/40$Build-2</meta:generator>
    <meta:document-statistic meta:table-count="0" meta:image-count="0" meta:object-count="0" meta:page-count="1" meta:paragraph-count="6" meta:word-count="18" meta:character-count="96" meta:non-whitespace-character-count="68"/>
  </office:meta>
</office:document-meta>
</file>